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officeooo:paragraph-rsid="0016fcc0"/>
    </style:style>
    <style:style style:name="P2" style:family="paragraph" style:parent-style-name="Standard" style:list-style-name="L1">
      <style:paragraph-properties fo:line-height="115%"/>
      <style:text-properties style:font-name="Times New Roman" officeooo:rsid="000c4ea4" officeooo:paragraph-rsid="000c4ea4"/>
    </style:style>
    <style:style style:name="P3" style:family="paragraph" style:parent-style-name="Standard" style:list-style-name="L1">
      <style:paragraph-properties fo:line-height="115%"/>
      <style:text-properties style:font-name="Times New Roman" officeooo:rsid="000cdb1a" officeooo:paragraph-rsid="000cdb1a"/>
    </style:style>
    <style:style style:name="P4" style:family="paragraph" style:parent-style-name="Standard" style:list-style-name="L1">
      <style:paragraph-properties fo:line-height="115%"/>
      <style:text-properties style:font-name="Times New Roman" officeooo:rsid="000e8387" officeooo:paragraph-rsid="000e8387"/>
    </style:style>
    <style:style style:name="P5" style:family="paragraph" style:parent-style-name="Standard" style:list-style-name="L1">
      <style:paragraph-properties fo:line-height="115%"/>
      <style:text-properties style:font-name="Times New Roman" officeooo:rsid="000f688f" officeooo:paragraph-rsid="000f688f"/>
    </style:style>
    <style:style style:name="P6" style:family="paragraph" style:parent-style-name="Standard" style:list-style-name="L1">
      <style:paragraph-properties fo:line-height="115%"/>
      <style:text-properties style:font-name="Times New Roman" officeooo:rsid="000f9ee6" officeooo:paragraph-rsid="000f9ee6"/>
    </style:style>
    <style:style style:name="P7" style:family="paragraph" style:parent-style-name="Standard" style:list-style-name="L1">
      <style:paragraph-properties fo:line-height="115%"/>
      <style:text-properties style:font-name="Times New Roman" officeooo:rsid="001142c5" officeooo:paragraph-rsid="001142c5"/>
    </style:style>
    <style:style style:name="P8" style:family="paragraph" style:parent-style-name="Standard" style:list-style-name="L1">
      <style:paragraph-properties fo:line-height="115%"/>
      <style:text-properties style:font-name="Times New Roman" officeooo:rsid="00133ad4" officeooo:paragraph-rsid="00133ad4"/>
    </style:style>
    <style:style style:name="P9" style:family="paragraph" style:parent-style-name="Standard" style:list-style-name="L1">
      <style:paragraph-properties fo:line-height="115%"/>
      <style:text-properties style:font-name="Times New Roman" officeooo:rsid="0014f96b" officeooo:paragraph-rsid="0014f96b"/>
    </style:style>
    <style:style style:name="P10" style:family="paragraph" style:parent-style-name="Standard" style:list-style-name="L1">
      <style:paragraph-properties fo:line-height="115%"/>
      <style:text-properties style:font-name="Times New Roman" officeooo:rsid="00150c4e" officeooo:paragraph-rsid="00150c4e"/>
    </style:style>
    <style:style style:name="P11" style:family="paragraph" style:parent-style-name="Standard" style:list-style-name="L1">
      <style:paragraph-properties fo:line-height="115%"/>
      <style:text-properties style:font-name="Times New Roman" officeooo:rsid="001578fc" officeooo:paragraph-rsid="001578fc"/>
    </style:style>
    <style:style style:name="P12" style:family="paragraph" style:parent-style-name="Standard" style:list-style-name="L1">
      <style:paragraph-properties fo:line-height="115%"/>
      <style:text-properties style:font-name="Times New Roman" officeooo:rsid="00157f0f" officeooo:paragraph-rsid="00157f0f"/>
    </style:style>
    <style:style style:name="P13" style:family="paragraph" style:parent-style-name="Standard" style:list-style-name="L1">
      <style:paragraph-properties fo:line-height="115%"/>
      <style:text-properties style:font-name="Times New Roman" officeooo:rsid="0015cf91" officeooo:paragraph-rsid="0015cf91"/>
    </style:style>
    <style:style style:name="P14" style:family="paragraph" style:parent-style-name="Standard" style:list-style-name="L1">
      <style:paragraph-properties fo:line-height="115%"/>
      <style:text-properties style:font-name="Times New Roman" officeooo:rsid="0016c196" officeooo:paragraph-rsid="0016c196"/>
    </style:style>
    <style:style style:name="P15" style:family="paragraph" style:parent-style-name="Standard" style:list-style-name="L1">
      <style:paragraph-properties fo:line-height="115%"/>
      <style:text-properties style:font-name="Times New Roman" officeooo:rsid="0016fcc0" officeooo:paragraph-rsid="0016fcc0"/>
    </style:style>
    <style:style style:name="T1" style:family="text">
      <style:text-properties style:font-name="Times New Roman" officeooo:rsid="0016fcc0"/>
    </style:style>
    <style:style style:name="T2" style:family="text">
      <style:text-properties style:font-name="Times New Roman" fo:font-size="16pt" officeooo:rsid="0016fcc0"/>
    </style:style>
    <style:style style:name="T3" style:family="text">
      <style:text-properties style:font-name="Times New Roman" fo:font-size="14pt" officeooo:rsid="0016fcc0"/>
    </style:style>
    <style:style style:name="T4" style:family="text">
      <style:text-properties officeooo:rsid="00157f0f"/>
    </style:style>
    <style:style style:name="T5" style:family="text">
      <style:text-properties fo:font-size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ЮЕЛИ.333349.001 Гидроцикл мошность двигателя 150 л.с.</text:p>
        </text:list-item>
        <text:list-item>
          <text:p text:style-name="P2">ЮЕЛИ.333349.001 СБ Гидроцикл мошность двигателя 150 л.с.</text:p>
        </text:list-item>
        <text:list-item>
          <text:p text:style-name="P3">ЮЕЛИ.301116.127 Верхняя часть корпуса</text:p>
        </text:list-item>
        <text:list-item>
          <text:p text:style-name="P3">ЮЕЛИ.301116.127 СБ Верхняя часть корпуса</text:p>
        </text:list-item>
        <text:list-item>
          <text:p text:style-name="P4">ЮЕЛИ.301739.001 Акустическая система левая</text:p>
        </text:list-item>
        <text:list-item>
          <text:p text:style-name="P4">ЮЕЛИ.301739.001 СБ Акустическая система левая</text:p>
        </text:list-item>
        <text:list-item>
          <text:p text:style-name="P4">ЮЕЛИ.301739.002 Акусическая система правая</text:p>
        </text:list-item>
        <text:list-item>
          <text:p text:style-name="P4">ЮЕЛИ.301739.002 СБ Акусическая система правая</text:p>
        </text:list-item>
        <text:list-item>
          <text:p text:style-name="P5">ЮЕЛИ.301559.001 Бардачок</text:p>
        </text:list-item>
        <text:list-item>
          <text:p text:style-name="P5">ЮЕЛИ.301559.001 СБ Бардачок</text:p>
        </text:list-item>
        <text:list-item>
          <text:p text:style-name="P6">ЮЕЛИ.746639.001 Воздуховод задний</text:p>
        </text:list-item>
        <text:list-item>
          <text:p text:style-name="P6">ЮЕЛИ.754342.010 Маркировочная этикетка</text:p>
        </text:list-item>
        <text:list-item>
          <text:p text:style-name="P6">ЮЕЛИ.301116.128 Нижняя часть корпуса в сборе</text:p>
        </text:list-item>
        <text:list-item>
          <text:p text:style-name="P6">ЮЕЛИ.301116.128 СБ Нижняя часть корпуса в сборе</text:p>
        </text:list-item>
        <text:list-item>
          <text:p text:style-name="P6">ЮЕЛИ.301116.126 Нижняя часть корпуса</text:p>
        </text:list-item>
        <text:list-item>
          <text:p text:style-name="P6">ЮЕЛИ.301116.126 СБ Нижняя часть корпуса</text:p>
        </text:list-item>
        <text:list-item>
          <text:p text:style-name="P7">ЮЕЛИ.758412.013 Гайка</text:p>
        </text:list-item>
        <text:list-item>
          <text:p text:style-name="P7">ЮЕЛИ.301556.003 Вкладыш в сборе</text:p>
        </text:list-item>
        <text:list-item>
          <text:p text:style-name="P7">ЮЕЛИ.301556.003 СБ Вкладыш в сборе</text:p>
        </text:list-item>
        <text:list-item>
          <text:p text:style-name="P7">ЮЕЛИ.301329.001 Опора подушки</text:p>
        </text:list-item>
        <text:list-item>
          <text:p text:style-name="P7">ЮЕЛИ.741211.051 Усилитель</text:p>
        </text:list-item>
        <text:list-item>
          <text:p text:style-name="P7">ЮЕЛИ.741314.037 Плошадка</text:p>
        </text:list-item>
        <text:list-item>
          <text:p text:style-name="P7">ЮЕЛИ.741328.001 Кронштейн</text:p>
        </text:list-item>
        <text:list-item>
          <text:p text:style-name="P7">ЮЕЛИ.301556.002 Вкладыш</text:p>
        </text:list-item>
        <text:list-item>
          <text:p text:style-name="P7">ЮЕЛИ.301556.002 СБ Вкладыш</text:p>
        </text:list-item>
        <text:list-item>
          <text:p text:style-name="P7">ЮЕЛИ.301569.004 Кронштейн №1</text:p>
        </text:list-item>
        <text:list-item>
          <text:p text:style-name="P7">ЮЕЛИ.301569.004 СБ Кронштейн №1</text:p>
        </text:list-item>
        <text:list-item>
          <text:p text:style-name="P7">ЮЕЛИ.301569.005 Кронштейн №2</text:p>
        </text:list-item>
        <text:list-item>
          <text:p text:style-name="P7">ЮЕЛИ.301569.005 СБ Кронштейн №2</text:p>
        </text:list-item>
        <text:list-item>
          <text:p text:style-name="P7">ЮЕЛИ.301716.037 Планка закладная</text:p>
        </text:list-item>
        <text:list-item>
          <text:p text:style-name="P7">ЮЕЛИ.301716.037 СБ Планка закладная</text:p>
        </text:list-item>
        <text:list-item>
          <text:p text:style-name="P7">ЮЕЛИ.711161.010 Бобышка</text:p>
        </text:list-item>
        <text:list-item>
          <text:p text:style-name="P7">ЮЕЛИ.741334.011 Планка</text:p>
        </text:list-item>
        <text:list-item>
          <text:p text:style-name="P7">ЮЕЛИ.301716.039 Закладная вкладыша</text:p>
        </text:list-item>
        <text:list-item>
          <text:p text:style-name="P7">ЮЕЛИ.301716.039 СБ Закладная вкладыша</text:p>
        </text:list-item>
        <text:list-item>
          <text:p text:style-name="P7">ЮЕЛИ.741134.155 Планка</text:p>
        </text:list-item>
        <text:list-item>
          <text:p text:style-name="P7">ЮЕЛИ.301716.040 Закладная вкладыша</text:p>
        </text:list-item>
        <text:list-item>
          <text:p text:style-name="P7">ЮЕЛИ.301716.040 СБ Закладная вкладыша</text:p>
        </text:list-item>
        <text:list-item>
          <text:p text:style-name="P8">ЮЕЛИ.741134.156 Планка</text:p>
        </text:list-item>
        <text:list-item>
          <text:p text:style-name="P8">ЮЕЛИ.301716.041 Закладная вкладыша</text:p>
        </text:list-item>
        <text:list-item>
          <text:p text:style-name="P8">ЮЕЛИ.301716.041 СБ Закладная вкладыша</text:p>
        </text:list-item>
        <text:list-item>
          <text:p text:style-name="P9">ЮЕЛИ.741134.157 Планка</text:p>
        </text:list-item>
        <text:list-item>
          <text:p text:style-name="P9">ЮЕЛИ.306242.004 Воздуховод вкладыша</text:p>
        </text:list-item>
        <text:list-item>
          <text:p text:style-name="P9">ЮЕЛИ.306242.004 СБ Воздуховод вкладыша</text:p>
        </text:list-item>
        <text:list-item>
          <text:p text:style-name="P10">ЮЕЛИ.758491.014 Шайба</text:p>
        </text:list-item>
        <text:list-item>
          <text:p text:style-name="P10">ЮЕЛИ.741134.153 Планка</text:p>
        </text:list-item>
        <text:list-item>
          <text:p text:style-name="P10"><text:soft-page-break/>ЮЕЛИ.301561.086 Кронштейн под АКБ</text:p>
        </text:list-item>
        <text:list-item>
          <text:p text:style-name="P10">ЮЕЛИ.301561.086 СБ Кронштейн под АКБ</text:p>
        </text:list-item>
        <text:list-item>
          <text:p text:style-name="P10">ЮЕЛИ.741124.308 Стенка</text:p>
        </text:list-item>
        <text:list-item>
          <text:p text:style-name="P10">ЮЕЛИ.741374.007 Ребро</text:p>
        </text:list-item>
        <text:list-item>
          <text:p text:style-name="P10">ЮЕЛИ.301561.087 Кронштейн топливного фильтра</text:p>
        </text:list-item>
        <text:list-item>
          <text:p text:style-name="P10">ЮЕЛИ.301561.087 СБ Кронштейн топливного фильтра</text:p>
        </text:list-item>
        <text:list-item>
          <text:p text:style-name="P10">ЮЕЛИ.745212.020 Уголок</text:p>
        </text:list-item>
        <text:list-item>
          <text:p text:style-name="P10">ЮЕЛИ.745374.002 Хомут</text:p>
        </text:list-item>
        <text:list-item>
          <text:p text:style-name="P10">ЮЕЛИ.301561.088 Кронштейн</text:p>
        </text:list-item>
        <text:list-item>
          <text:p text:style-name="P10">ЮЕЛИ.301561.088 СБ Кронштейн</text:p>
        </text:list-item>
        <text:list-item>
          <text:p text:style-name="P10">ЮЕЛИ.745662.005 Кронштейн</text:p>
        </text:list-item>
        <text:list-item>
          <text:p text:style-name="P10">ЮЕЛИ.301719.001 Спонсон</text:p>
        </text:list-item>
        <text:list-item>
          <text:p text:style-name="P10">ЮЕЛИ.301719.001 СБ Спонсон</text:p>
        </text:list-item>
        <text:list-item>
          <text:p text:style-name="P10">ЮЕЛИ.303743.001 Гибкий вал</text:p>
        </text:list-item>
        <text:list-item>
          <text:p text:style-name="P10">ЮЕЛИ.303442.001 Шкив</text:p>
        </text:list-item>
        <text:list-item>
          <text:p text:style-name="P10">ЮЕЛИ.711412.001 Фланец переходной</text:p>
        </text:list-item>
        <text:list-item>
          <text:p text:style-name="P10">ЮЕЛИ.715613.001 Вал карданный</text:p>
        </text:list-item>
        <text:list-item>
          <text:p text:style-name="P10">ЮЕЛИ.303849.001 Система откачки трюмных вод</text:p>
        </text:list-item>
        <text:list-item>
          <text:p text:style-name="P10">ЮЕЛИ.303849.001 СБ Система откачки трюмных вод</text:p>
        </text:list-item>
        <text:list-item>
          <text:p text:style-name="P11">ЮЕЛИ.305366.003 Пробка сливная</text:p>
        </text:list-item>
        <text:list-item>
          <text:p text:style-name="P11">ЮЕЛИ.305366.003 СБ Пробка сливная</text:p>
        </text:list-item>
        <text:list-item>
          <text:p text:style-name="P11">ЮЕЛИ.712611.003 Фланец сливной пробки</text:p>
        </text:list-item>
        <text:list-item>
          <text:p text:style-name="P11">ЮЕЛИ.711142.042 Пробка</text:p>
        </text:list-item>
        <text:list-item>
          <text:p text:style-name="P11">ЮЕЛИ.711311.009 Ограничитель пробки</text:p>
        </text:list-item>
        <text:list-item>
          <text:p text:style-name="P11">ЮЕЛИ.306599.001 Топливная система</text:p>
        </text:list-item>
        <text:list-item>
          <text:p text:style-name="P11">ЮЕЛИ.306599.001 СБ Топливная система</text:p>
        </text:list-item>
        <text:list-item>
          <text:p text:style-name="P11">ЮЕЛИ.381732.001 Двигатель 3М3 409 в сборе</text:p>
        </text:list-item>
        <text:list-item>
          <text:p text:style-name="P11">ЮЕЛИ.381732.001 СБ Двигатель 3М3 409 в сбор<text:span text:style-name="T4">е</text:span></text:p>
        </text:list-item>
        <text:list-item>
          <text:p text:style-name="P12">ЮЕЛИ.301176.005 Коллектор впускной</text:p>
        </text:list-item>
        <text:list-item>
          <text:p text:style-name="P12">ЮЕЛИ.745252.001 Стенка №1</text:p>
        </text:list-item>
        <text:list-item>
          <text:p text:style-name="P12">ЮЕЛИ.745251.001 Стенка №2</text:p>
        </text:list-item>
        <text:list-item>
          <text:p text:style-name="P12">ЮЕЛИ.745252.002 Стенка №3</text:p>
        </text:list-item>
        <text:list-item>
          <text:p text:style-name="P12">ЮЕЛИ.745251.002 Стенка №4</text:p>
        </text:list-item>
        <text:list-item>
          <text:p text:style-name="P12">ЮЕЛИ.741151.025 Стенка №5</text:p>
        </text:list-item>
        <text:list-item>
          <text:p text:style-name="P12">ЮЕЛИ.741154.005 Переходник</text:p>
        </text:list-item>
        <text:list-item>
          <text:p text:style-name="P12">ЮЕЛИ.742111.005 Накладка №1</text:p>
        </text:list-item>
        <text:list-item>
          <text:p text:style-name="P12">ЮЕЛИ.741351.003 Накладка №2</text:p>
        </text:list-item>
        <text:list-item>
          <text:p text:style-name="P12">ЮЕЛИ.745261.048 Сегмент</text:p>
        </text:list-item>
        <text:list-item>
          <text:p text:style-name="P12">ЮЕЛИ.732124.001 Коллектор</text:p>
        </text:list-item>
        <text:list-item>
          <text:p text:style-name="P12">ЮЕЛИ.301176.006 Коллектор выпускной</text:p>
        </text:list-item>
        <text:list-item>
          <text:p text:style-name="P12">ЮЕЛИ.301176.007 Коллектор</text:p>
        </text:list-item>
        <text:list-item>
          <text:p text:style-name="P12">ЮЕЛИ.711461.001 Бобышка</text:p>
        </text:list-item>
        <text:list-item>
          <text:p text:style-name="P13">ЮЕЛИ.741144.010 Ребро</text:p>
        </text:list-item>
        <text:list-item>
          <text:p text:style-name="P13">ЮЕЛИ.741228.002 Ребро</text:p>
        </text:list-item>
        <text:list-item>
          <text:p text:style-name="P13">ЮЕЛИ.741271.002 Ребро</text:p>
        </text:list-item>
        <text:list-item>
          <text:p text:style-name="P13">ЮЕЛИ.741348.001 Планка</text:p>
        </text:list-item>
        <text:list-item>
          <text:p text:style-name="P13"><text:soft-page-break/>ЮЕЛИ.741348.002 Ребро</text:p>
        </text:list-item>
        <text:list-item>
          <text:p text:style-name="P13">ЮЕЛИ.742125.001 Ребро</text:p>
        </text:list-item>
        <text:list-item>
          <text:p text:style-name="P13">ЮЕЛИ.745556.001 Ребро</text:p>
        </text:list-item>
        <text:list-item>
          <text:p text:style-name="P13">ЮЕЛИ.745641.001 Ребро</text:p>
        </text:list-item>
        <text:list-item>
          <text:p text:style-name="P13">ЮЕЛИ.746691.001 Патрубок</text:p>
        </text:list-item>
        <text:list-item>
          <text:p text:style-name="P13">ЮЕЛИ.713641.002 Штуцер</text:p>
        </text:list-item>
        <text:list-item>
          <text:p text:style-name="P13">ЮЕЛИ.713641.003 Штуцер</text:p>
        </text:list-item>
        <text:list-item>
          <text:p text:style-name="P13">ЮЕЛИ.713641.004 Штуцер</text:p>
        </text:list-item>
        <text:list-item>
          <text:p text:style-name="P13">ЮЕЛИ.741274.003 Ребро</text:p>
        </text:list-item>
        <text:list-item>
          <text:p text:style-name="P13">ЮЕЛИ.741274.004 Ребро</text:p>
        </text:list-item>
        <text:list-item>
          <text:p text:style-name="P13">ЮЕЛИ.742125.002 Ребро</text:p>
        </text:list-item>
        <text:list-item>
          <text:p text:style-name="P13">ЮЕЛИ.742125.003 Ребро</text:p>
        </text:list-item>
        <text:list-item>
          <text:p text:style-name="P13">ЮЕЛИ.745352.005 Проушина</text:p>
        </text:list-item>
        <text:list-item>
          <text:p text:style-name="P13">ЮЕЛИ.301529.002 Стяжка</text:p>
        </text:list-item>
        <text:list-item>
          <text:p text:style-name="P13">ЮЕЛИ.741221.022 Планка</text:p>
        </text:list-item>
        <text:list-item>
          <text:p text:style-name="P13">ЮЕЛИ.741311.016 Ухо</text:p>
        </text:list-item>
        <text:list-item>
          <text:p text:style-name="P13">ЮЕЛИ.741311.017 Ухо</text:p>
        </text:list-item>
        <text:list-item>
          <text:p text:style-name="P13">ЮЕЛИ.301532.022 Хомут бачка расширительного</text:p>
        </text:list-item>
        <text:list-item>
          <text:p text:style-name="P13">ЮЕЛИ.301569.012 Планка</text:p>
        </text:list-item>
        <text:list-item>
          <text:p text:style-name="P13">ЮЕЛИ.741121.237 Платик</text:p>
        </text:list-item>
        <text:list-item>
          <text:p text:style-name="P13">ЮЕЛИ.745422.003 Планка</text:p>
        </text:list-item>
        <text:list-item>
          <text:p text:style-name="P13">ЮЕЛИ.745412.007 Скоба</text:p>
        </text:list-item>
        <text:list-item>
          <text:p text:style-name="P13">ЮЕЛИ.301569.013 Кронштейн правый</text:p>
        </text:list-item>
        <text:list-item>
          <text:p text:style-name="P13">ЮЕЛИ.741151.026 Стенка</text:p>
        </text:list-item>
        <text:list-item>
          <text:p text:style-name="P13">ЮЕЛИ.741211.057 Косынка</text:p>
        </text:list-item>
        <text:list-item>
          <text:p text:style-name="P13">ЮЕЛИ.741211.058 Косынка</text:p>
        </text:list-item>
        <text:list-item>
          <text:p text:style-name="P13">ЮЕЛИ.741334.012 Основание</text:p>
        </text:list-item>
        <text:list-item>
          <text:p text:style-name="P13">ЮЕЛИ.741334.015 Ухо правое</text:p>
        </text:list-item>
        <text:list-item>
          <text:p text:style-name="P13">ЮЕЛИ.741334.016 Ухо левое</text:p>
        </text:list-item>
        <text:list-item>
          <text:p text:style-name="P14">ЮЕЛИ.301569.014 Кронштейн левый</text:p>
        </text:list-item>
        <text:list-item>
          <text:p text:style-name="P14">ЮЕЛИ.741124.207 Стенка</text:p>
        </text:list-item>
        <text:list-item>
          <text:p text:style-name="P14">ЮЕЛИ.741151.027 Ребро</text:p>
        </text:list-item>
        <text:list-item>
          <text:p text:style-name="P14">ЮЕЛИ.741211.059 Косынка</text:p>
        </text:list-item>
        <text:list-item>
          <text:p text:style-name="P14">ЮЕЛИ.741211.060 Косынка</text:p>
        </text:list-item>
        <text:list-item>
          <text:p text:style-name="P15">ЮЕЛИ.741334.013 Кронштейн</text:p>
        </text:list-item>
        <text:list-item>
          <text:p text:style-name="P15">ЮЕЛИ.741334.014 Основание</text:p>
        </text:list-item>
        <text:list-item>
          <text:p text:style-name="P15">ЮЕЛИ.741334.017 Ухо</text:p>
        </text:list-item>
        <text:list-item>
          <text:p text:style-name="P15">ЮЕЛИ.302392.001 Коллектор охлаждения</text:p>
        </text:list-item>
        <text:list-item>
          <text:p text:style-name="P15">ЮЕЛИ.301569.010 Кронштейн сварной</text:p>
        </text:list-item>
        <text:list-item>
          <text:p text:style-name="P15">ЮЕЛИ.745242.011 Кронштейн</text:p>
        </text:list-item>
        <text:list-item>
          <text:p text:style-name="P15">ЮЕЛИ.741211.052 Ребро</text:p>
        </text:list-item>
        <text:list-item>
          <text:p text:style-name="P15">ЮЕЛИ.746625.012 Труба</text:p>
        </text:list-item>
        <text:list-item>
          <text:p text:style-name="P15">ЮЕЛИ.746625.013 Труба</text:p>
        </text:list-item>
        <text:list-item>
          <text:p text:style-name="P15">ЮЕЛИ.741124.206 Кронштейн</text:p>
        </text:list-item>
        <text:list-item>
          <text:p text:style-name="P15">ЮЕЛИ.741126.022 Кронштейн</text:p>
        </text:list-item>
        <text:list-item>
          <text:p text:style-name="P15">ЮЕЛИ.741211.053 Упор</text:p>
        </text:list-item>
        <text:list-item>
          <text:p text:style-name="P15"><text:soft-page-break/>ЮЕЛИ.723111.067 Патрубок</text:p>
        </text:list-item>
        <text:list-item>
          <text:p text:style-name="P15">ЮЕЛИ.305155.001 Кожух маховика</text:p>
        </text:list-item>
        <text:list-item>
          <text:p text:style-name="P15">ЮЕЛИ.305155.001 СБ Кожух маховика</text:p>
        </text:list-item>
        <text:list-item>
          <text:p text:style-name="P15">ЮЕЛИ.301569.011 Кронштейн</text:p>
        </text:list-item>
        <text:list-item>
          <text:p text:style-name="P15">ЮЕЛИ.741211.054 Ребро</text:p>
        </text:list-item>
        <text:list-item>
          <text:p text:style-name="P15">ЮЕЛИ.742121.002 Ребро</text:p>
        </text:list-item>
        <text:list-item>
          <text:p text:style-name="P15">ЮЕЛИ.715131.006 Бобышка</text:p>
        </text:list-item>
        <text:list-item>
          <text:p text:style-name="P15">ЮЕЛИ.715141.014 Бобышка</text:p>
        </text:list-item>
        <text:list-item>
          <text:p text:style-name="P15">ЮЕЛИ.715143.001 Бобышка</text:p>
        </text:list-item>
        <text:list-item>
          <text:p text:style-name="P15">ЮЕЛИ.741211.055 Ребро</text:p>
        </text:list-item>
        <text:list-item>
          <text:p text:style-name="P15">ЮЕЛИ.741211.056 Ребро</text:p>
        </text:list-item>
        <text:list-item>
          <text:p text:style-name="P15">ЮЕЛИ.741214.026 Ребро</text:p>
        </text:list-item>
        <text:list-item>
          <text:p text:style-name="P15">ЮЕЛИ.741351.004 Ребро</text:p>
        </text:list-item>
        <text:list-item>
          <text:p text:style-name="P15">ЮЕЛИ.741371.012 Основание</text:p>
        </text:list-item>
        <text:list-item>
          <text:p text:style-name="P15">ЮЕЛИ.741374.005 Кронштейн</text:p>
        </text:list-item>
        <text:list-item>
          <text:p text:style-name="P15">ЮЕЛИ.745261.049 Сектор</text:p>
        </text:list-item>
        <text:list-item>
          <text:p text:style-name="P15">ЮЕЛИ.745261.050 Сектор</text:p>
        </text:list-item>
        <text:list-item>
          <text:p text:style-name="P15">ЮЕЛИ.745261.051 Сектор</text:p>
        </text:list-item>
        <text:list-item>
          <text:p text:style-name="P15">ЮЕЛИ.745261.052 Сектор</text:p>
        </text:list-item>
        <text:list-item>
          <text:p text:style-name="P15">ЮЕЛИ.721393.001 Маховик</text:p>
        </text:list-item>
        <text:list-item>
          <text:p text:style-name="P15">ЮЕЛИ.723181.001 Рукав</text:p>
        </text:list-item>
        <text:list-item>
          <text:p text:style-name="P15">ЮЕЛИ.723181.002 Рукав</text:p>
        </text:list-item>
        <text:list-item>
          <text:p text:style-name="P15">ЮЕЛИ.741374.006 Кронштейн натяжного ролика помпы</text:p>
        </text:list-item>
        <text:list-item>
          <text:p text:style-name="P15">ЮЕЛИ.747111.004 Трубка вентиляции картера (доработка)</text:p>
        </text:list-item>
        <text:list-item>
          <text:p text:style-name="P15">ЮЕЛИ.747322.001 Патрубок (Доработка)</text:p>
        </text:list-item>
        <text:list-item>
          <text:p text:style-name="P15">ЮЕЛИ.753135.001 Шпилька</text:p>
        </text:list-item>
        <text:list-item>
          <text:p text:style-name="P15">ЮЕЛИ.753136.001 Штуцер масляного фильтра</text:p>
        </text:list-item>
        <text:list-item>
          <text:p text:style-name="P15">ЮЕЛИ.758414.001 Гайка специальная</text:p>
        </text:list-item>
        <text:list-item>
          <text:p text:style-name="P15">ЮЕЛИ.741141.030 Ребро жесткости</text:p>
        </text:list-item>
        <text:list-item>
          <text:p text:style-name="P15">ЮЕЛИ.741141.031 Планка</text:p>
        </text:list-item>
        <text:list-item>
          <text:p text:style-name="P15">ЮЕЛИ.745232.005 Крепление бензобака</text:p>
        </text:list-item>
        <text:list-item>
          <text:p text:style-name="P1"><text:span text:style-name="T1">ЮЕЛИ.745432.003 Хомут АКБ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1:39:41.398000000</meta:creation-date>
    <dc:date>2024-07-24T15:40:31.631000000</dc:date>
    <meta:editing-duration>PT4H45S</meta:editing-duration>
    <meta:editing-cycles>15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70" meta:word-count="652" meta:character-count="5361" meta:non-whitespace-character-count="5049"/>
  </office:meta>
</office:document-meta>
</file>